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normal" style:text-underline-style="none" officeooo:rsid="0100cd25" officeooo:paragraph-rsid="0100cd25" style:font-style-asian="normal" style:font-style-complex="normal"/>
    </style:style>
    <style:style style:name="P2" style:family="paragraph" style:parent-style-name="Standard">
      <style:paragraph-properties fo:text-align="start" style:justify-single-word="false"/>
      <style:text-properties fo:font-style="normal" style:text-underline-style="none" officeooo:rsid="0100cd25" officeooo:paragraph-rsid="0100cd25" style:font-style-asian="normal" style:font-style-complex="normal"/>
    </style:style>
    <style:style style:name="P3" style:family="paragraph" style:parent-style-name="Standard">
      <style:paragraph-properties fo:text-align="start" style:justify-single-word="false"/>
      <style:text-properties fo:font-style="normal" style:text-underline-style="none" officeooo:rsid="0101d5a5" officeooo:paragraph-rsid="0101d5a5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none" officeooo:rsid="010311b0" officeooo:paragraph-rsid="010311b0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none" officeooo:rsid="010bbd12" officeooo:paragraph-rsid="010bbd12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none" officeooo:rsid="01075dc7" officeooo:paragraph-rsid="01075dc7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none" officeooo:rsid="01083ac6" officeooo:paragraph-rsid="01083ac6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none" officeooo:rsid="010d4fac" officeooo:paragraph-rsid="010d4fac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tyle="normal" style:text-underline-style="none" officeooo:rsid="010e4bee" officeooo:paragraph-rsid="010e4bee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none" officeooo:rsid="01103e2e" officeooo:paragraph-rsid="01103e2e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none" officeooo:rsid="0110b719" officeooo:paragraph-rsid="0110b719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none" officeooo:rsid="01110a28" officeooo:paragraph-rsid="01110a28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tyle="normal" style:text-underline-style="none" officeooo:rsid="011234fd" officeooo:paragraph-rsid="011234fd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tyle="normal" style:text-underline-style="none" officeooo:rsid="011770c1" officeooo:paragraph-rsid="011770c1" style:font-style-asian="normal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tyle="normal" style:text-underline-style="none" officeooo:rsid="01184608" officeooo:paragraph-rsid="01184608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tyle="normal" style:text-underline-style="none" officeooo:rsid="01191557" officeooo:paragraph-rsid="01191557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style="normal" style:text-underline-style="none" officeooo:rsid="011afe9e" officeooo:paragraph-rsid="011afe9e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tyle="normal" style:text-underline-style="none" officeooo:rsid="011bf9fe" officeooo:paragraph-rsid="011bf9fe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tyle="normal" style:text-underline-style="none" officeooo:rsid="0120cc06" officeooo:paragraph-rsid="0120cc06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tyle="normal" style:text-underline-style="none" officeooo:rsid="0121a7bf" officeooo:paragraph-rsid="0121a7bf" style:font-style-asian="normal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style="normal" style:text-underline-style="none" officeooo:rsid="01261212" officeooo:paragraph-rsid="01261212" style:font-style-asian="normal" style:font-style-complex="normal"/>
    </style:style>
    <style:style style:name="P22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1047fed" officeooo:paragraph-rsid="01047fed" style:font-style-asian="normal" style:font-style-complex="normal"/>
    </style:style>
    <style:style style:name="P23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1075dc7" officeooo:paragraph-rsid="01075dc7" style:font-style-asian="normal" style:font-style-complex="normal"/>
    </style:style>
    <style:style style:name="P2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1083ac6" officeooo:paragraph-rsid="01083ac6" style:font-style-asian="normal" style:font-style-complex="normal"/>
    </style:style>
    <style:style style:name="P25" style:family="paragraph" style:parent-style-name="Standard">
      <style:paragraph-properties fo:text-align="start" style:justify-single-word="false"/>
      <style:text-properties fo:font-style="normal" style:text-underline-style="none" officeooo:rsid="01283ab3" officeooo:paragraph-rsid="01283ab3" style:font-style-asian="normal" style:font-style-complex="normal"/>
    </style:style>
    <style:style style:name="T1" style:family="text">
      <style:text-properties fo:font-style="italic" style:text-underline-style="none" style:font-style-asian="italic" style:font-style-complex="italic"/>
    </style:style>
    <style:style style:name="T2" style:family="text">
      <style:text-properties fo:font-style="italic" style:text-underline-style="none" officeooo:rsid="0105101e" style:font-style-asian="italic" style:font-style-complex="italic"/>
    </style:style>
    <style:style style:name="T3" style:family="text">
      <style:text-properties fo:font-style="italic" style:text-underline-style="none" officeooo:rsid="01083ac6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1042f3d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105101e"/>
    </style:style>
    <style:style style:name="T8" style:family="text">
      <style:text-properties officeooo:rsid="010bce64"/>
    </style:style>
    <style:style style:name="T9" style:family="text">
      <style:text-properties officeooo:rsid="0115e6d6"/>
    </style:style>
    <style:style style:name="T10" style:family="text">
      <style:text-properties officeooo:rsid="01191557"/>
    </style:style>
    <style:style style:name="T11" style:family="text">
      <style:text-properties officeooo:rsid="011bf9fe"/>
    </style:style>
    <style:style style:name="T12" style:family="text">
      <style:text-properties officeooo:rsid="0121fc1b"/>
    </style:style>
    <style:style style:name="T13" style:family="text">
      <style:text-properties officeooo:rsid="01299d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CURITE</text:p>
      <text:p text:style-name="P1"/>
      <text:p text:style-name="P2">Certificat ssl signé en assurant le lien sûr entre le site et la société.</text:p>
      <text:p text:style-name="P2"/>
      <text:p text:style-name="P3">si certificat vérifié : petit cadenas dans l'url du navigateur</text:p>
      <text:p text:style-name="P3"/>
      <text:p text:style-name="P4"><text:span text:style-name="T4">prise d'empreinte :</text:span> repérer d'éventuelles failles de sécurité <text:span text:style-name="T5">(ex : version php, wordpress...)</text:span></text:p>
      <text:p text:style-name="P22">collecte d'informations :<text:span text:style-name="T6"> </text:span><text:span text:style-name="T7">entêtes http (en utilisant nc).</text:span></text:p>
      <text:p text:style-name="P22"/>
      <text:p text:style-name="P23"><text:span text:style-name="T2">n</text:span><text:span text:style-name="T1">c </text:span><text:a xlink:type="simple" xlink:href="http://www.esgi.com/" text:style-name="Internet_20_link" text:visited-style-name="Visited_20_Internet_20_Link">www.esgi.com</text:a><text:span text:style-name="T1"> </text:span><text:span text:style-name="T3">80</text:span></text:p>
      <text:p text:style-name="P6">HEAD / HTTP/1.0</text:p>
      <text:p text:style-name="P23"/>
      <text:p text:style-name="P7">le site shodan permet de connaître les ports ouverts d'un site.</text:p>
      <text:p text:style-name="P24"/>
      <text:p text:style-name="P5">recherche de faille : sqlmap, <text:span text:style-name="T8">owasp zap</text:span></text:p>
      <text:p text:style-name="P5"/>
      <text:p text:style-name="P8">fpm : file php manager</text:p>
      <text:p text:style-name="P8"/>
      <text:p text:style-name="P9">cdn (ex : Cloudflare) : permet d'aller chercher des ressources statiques qui seront mises en cache pour pouvoir les récupérer ensuite plus rapidement.</text:p>
      <text:p text:style-name="P9"/>
      <text:p text:style-name="P10">attaque Ddos : saturer le serveur en envoyant beaucoup de requêtes.</text:p>
      <text:p text:style-name="P11">Cloudflare permet de réduire les attaques Ddos.</text:p>
      <text:p text:style-name="P11"/>
      <text:p text:style-name="P12">protocole ssl possible avec Cloudflare (avec https) →<text:span text:style-name="T9"> meilleur référencement</text:span></text:p>
      <text:p text:style-name="P12"/>
      <text:p text:style-name="P13">Pare-feux applicatifs Web (WAF) : <text:span text:style-name="T9">pour se protéger contre les injections sql.</text:span></text:p>
      <text:p text:style-name="P13"/>
      <text:p text:style-name="P14">ssh (Secured Shell) (protocole réseau) : connecter un client à un serveurde manière sécurisée pour envoyer des commandes et des fichiers.</text:p>
      <text:p text:style-name="P14"/>
      <text:p text:style-name="P15">ssh assure : </text:p>
      <text:p text:style-name="P15">- authentification entre les 2 parties <text:span text:style-name="T10">(authentification = reconnaissance de la personne)</text:span></text:p>
      <text:p text:style-name="P15">- le chiffrement des données</text:p>
      <text:p text:style-name="P15">- l'intégrité des données</text:p>
      <text:p text:style-name="P15"/>
      <text:p text:style-name="P16">ssh permet le tunnelling : faire passer des données qui proviennent d'autres protocoles</text:p>
      <text:p text:style-name="P16"/>
      <text:p text:style-name="P17">ssh -l root -p <text:span text:style-name="T11">2222 </text:span><text:s/>localhost</text:p>
      <text:p text:style-name="P18">ssh -p 2222 root@localhost ls -la</text:p>
      <text:p text:style-name="P18"/>
      <text:p text:style-name="P18">clef asymétrique : clef privée et clef publique</text:p>
      <text:p text:style-name="P18"/>
      <text:p text:style-name="P19">ssh-keygen : créer une clef publique et une clef privée</text:p>
      <text:p text:style-name="P19"/>
      <text:p text:style-name="P20">ssh-copy-id -p 2222 -i /root/.ssh/id_rsa_esgi.pub <text:a xlink:type="simple" xlink:href="mailto:root@localhost" text:style-name="Internet_20_link" text:visited-style-name="Visited_20_Internet_20_Link">root@localhos</text:a><text:a xlink:type="simple" xlink:href="mailto:root@localhost" text:style-name="Internet_20_link" text:visited-style-name="Visited_20_Internet_20_Link"><text:span text:style-name="T12">t</text:span></text:a></text:p>
      <text:p text:style-name="P20"/>
      <text:p text:style-name="P21">MAJEUR : pas de rétrocompatibilité</text:p>
      <text:p text:style-name="P21">MEINEUR : rétrocompatibilité</text:p>
      <text:p text:style-name="P21">CORRECTIF : rétrocompatibilité</text:p>
      <text:p text:style-name="P25">git reset HEAD^1</text:p>
      <text:p text:style-name="P25">git revert pushed <text:span text:style-name="T13">(crée C1'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11:40:13.417007348</meta:creation-date>
    <meta:generator>LibreOffice/4.3.3.2$Linux_X86_64 LibreOffice_project/430m0$Build-2</meta:generator>
    <dc:date>2016-10-06T16:03:11.963758699</dc:date>
    <meta:editing-duration>P1DT6H58M</meta:editing-duration>
    <meta:editing-cycles>293</meta:editing-cycles>
    <meta:document-statistic meta:table-count="0" meta:image-count="0" meta:object-count="0" meta:page-count="1" meta:paragraph-count="31" meta:word-count="251" meta:character-count="1612" meta:non-whitespace-character-count="1390"/>
  </office:meta>
</office:document-meta>
</file>